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32cm" svg:y="0.588cm">
            <draw:object draw:notify-on-update-of-ranges="Sheet1.B1:Sheet1.B149 Sheet1.A1:Sheet1.A1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2742" calcext:value-type="float">
            <text:p>1.2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606" calcext:value-type="float">
            <text:p>1.2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329" calcext:value-type="float">
            <text:p>1.2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1541" calcext:value-type="float">
            <text:p>1.1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1133" calcext:value-type="float">
            <text:p>1.1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0736" calcext:value-type="float">
            <text:p>1.07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0351" calcext:value-type="float">
            <text:p>1.03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23" calcext:value-type="float">
            <text:p>0.96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278" calcext:value-type="float">
            <text:p>0.92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946" calcext:value-type="float">
            <text:p>0.89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8317" calcext:value-type="float">
            <text:p>0.83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8019" calcext:value-type="float">
            <text:p>0.8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7732" calcext:value-type="float">
            <text:p>0.7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7455" calcext:value-type="float">
            <text:p>0.7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7188" calcext:value-type="float">
            <text:p>0.71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6931" calcext:value-type="float">
            <text:p>0.69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6683" calcext:value-type="float">
            <text:p>0.66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6443" calcext:value-type="float">
            <text:p>0.64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6213" calcext:value-type="float">
            <text:p>0.6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5569" calcext:value-type="float">
            <text:p>0.5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5369" calcext:value-type="float">
            <text:p>0.53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5177" calcext:value-type="float">
            <text:p>0.51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991" calcext:value-type="float">
            <text:p>0.49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4812" calcext:value-type="float">
            <text:p>0.48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4639" calcext:value-type="float">
            <text:p>0.46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4473" calcext:value-type="float">
            <text:p>0.44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4312" calcext:value-type="float">
            <text:p>0.43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158" calcext:value-type="float">
            <text:p>0.41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4008" calcext:value-type="float">
            <text:p>0.4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3865" calcext:value-type="float">
            <text:p>0.38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3726" calcext:value-type="float">
            <text:p>0.3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3592" calcext:value-type="float">
            <text:p>0.35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3463" calcext:value-type="float">
            <text:p>0.34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3339" calcext:value-type="float">
            <text:p>0.33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3219" calcext:value-type="float">
            <text:p>0.32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3103" calcext:value-type="float">
            <text:p>0.3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2991" calcext:value-type="float">
            <text:p>0.29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2491" calcext:value-type="float">
            <text:p>0.24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2402" calcext:value-type="float">
            <text:p>0.24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2315" calcext:value-type="float">
            <text:p>0.23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2074" calcext:value-type="float">
            <text:p>0.20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1928" calcext:value-type="float">
            <text:p>0.19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1858" calcext:value-type="float">
            <text:p>0.18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1791" calcext:value-type="float">
            <text:p>0.17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1727" calcext:value-type="float">
            <text:p>0.17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1665" calcext:value-type="float">
            <text:p>0.16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1605" calcext:value-type="float">
            <text:p>0.16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1547" calcext:value-type="float">
            <text:p>0.15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1491" calcext:value-type="float">
            <text:p>0.14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1438" calcext:value-type="float">
            <text:p>0.14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1386" calcext:value-type="float">
            <text:p>0.13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1336" calcext:value-type="float">
            <text:p>0.13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1288" calcext:value-type="float">
            <text:p>0.12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1242" calcext:value-type="float">
            <text:p>0.12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1197" calcext:value-type="float">
            <text:p>0.11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1154" calcext:value-type="float">
            <text:p>0.11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1034" calcext:value-type="float">
            <text:p>0.10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0997" calcext:value-type="float">
            <text:p>0.09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0961" calcext:value-type="float">
            <text:p>0.09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0926" calcext:value-type="float">
            <text:p>0.09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0893" calcext:value-type="float">
            <text:p>0.08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861" calcext:value-type="float">
            <text:p>0.08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771" calcext:value-type="float">
            <text:p>0.07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0743" calcext:value-type="float">
            <text:p>0.07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691" calcext:value-type="float">
            <text:p>0.06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666" calcext:value-type="float">
            <text:p>0.06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642" calcext:value-type="float">
            <text:p>0.06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619" calcext:value-type="float">
            <text:p>0.06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575" calcext:value-type="float">
            <text:p>0.05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554" calcext:value-type="float">
            <text:p>0.055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534" calcext:value-type="float">
            <text:p>0.05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0515" calcext:value-type="float">
            <text:p>0.05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479" calcext:value-type="float">
            <text:p>0.047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0461" calcext:value-type="float">
            <text:p>0.04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445" calcext:value-type="float">
            <text:p>0.04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0429" calcext:value-type="float">
            <text:p>0.04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413" calcext:value-type="float">
            <text:p>0.04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0398" calcext:value-type="float">
            <text:p>0.03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357" calcext:value-type="float">
            <text:p>0.03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297" calcext:value-type="float">
            <text:p>0.02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0286" calcext:value-type="float">
            <text:p>0.02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0266" calcext:value-type="float">
            <text:p>0.02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257" calcext:value-type="float">
            <text:p>0.02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0247" calcext:value-type="float">
            <text:p>0.02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238" calcext:value-type="float">
            <text:p>0.02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222" calcext:value-type="float">
            <text:p>0.022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0214" calcext:value-type="float">
            <text:p>0.02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0206" calcext:value-type="float">
            <text:p>0.02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0198" calcext:value-type="float">
            <text:p>0.019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0191" calcext:value-type="float">
            <text:p>0.01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0178" calcext:value-type="float">
            <text:p>0.017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0171" calcext:value-type="float">
            <text:p>0.01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0159" calcext:value-type="float">
            <text:p>0.015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0153" calcext:value-type="float">
            <text:p>0.015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0143" calcext:value-type="float">
            <text:p>0.01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0133" calcext:value-type="float">
            <text:p>0.013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0123" calcext:value-type="float">
            <text:p>0.012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0119" calcext:value-type="float">
            <text:p>0.01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114" calcext:value-type="float">
            <text:p>0.01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0103" calcext:value-type="float">
            <text:p>0.01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0099" calcext:value-type="float">
            <text:p>0.009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0089" calcext:value-type="float">
            <text:p>0.008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79" calcext:value-type="float">
            <text:p>0.007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071" calcext:value-type="float">
            <text:p>0.007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61" calcext:value-type="float">
            <text:p>0.006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59" calcext:value-type="float">
            <text:p>0.005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13:39.355956320</meta:creation-date>
    <dc:date>2014-02-25T19:47:50.822598091</dc:date>
    <meta:editing-duration>PT12M22S</meta:editing-duration>
    <meta:editing-cycles>1</meta:editing-cycles>
    <meta:document-statistic meta:table-count="1" meta:cell-count="0" meta:object-count="1"/>
    <meta:generator>LibreOffice/4.2.0.4$Linux_X86_64 LibreOffice_project/05dceb5d363845f2cf968344d7adab8dcfb2ba7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49" chart:interval-major="149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04cm" svg:y="4.17cm" style:legend-expansion="high" chart:style-name="ch2"/>
        <chart:plot-area chart:style-name="ch3" table:cell-range-address="Sheet1.A1:Sheet1.B149" svg:x="0.77cm" svg:y="0.855cm" svg:width="11.694cm" svg:height="7.545cm">
          <chartooo:coordinate-region svg:x="1.55cm" svg:y="1.086cm" svg:width="10.595cm" svg:height="6.6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49" chart:class="chart:scatter">
            <chart:domain table:cell-range-address="Sheet1.B1:Sheet1.B149"/>
            <chart:data-point chart:repeated="1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149</svg:desc>
                </draw:g>
              </table:table-cell>
              <table:table-cell office:value-type="float" office:value="1.2742">
                <text:p>1.2742</text:p>
                <draw:g>
                  <svg:desc>Sheet1.A1:Sheet1.A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06">
                <text:p>1.2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329">
                <text:p>1.2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1133">
                <text:p>1.1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736">
                <text:p>1.0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351">
                <text:p>1.0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46">
                <text:p>0.8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25">
                <text:p>0.8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32">
                <text:p>0.7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55">
                <text:p>0.7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188">
                <text:p>0.7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683">
                <text:p>0.6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443">
                <text:p>0.64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13">
                <text:p>0.6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369">
                <text:p>0.5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177">
                <text:p>0.5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12">
                <text:p>0.4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639">
                <text:p>0.4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473">
                <text:p>0.4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158">
                <text:p>0.4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008">
                <text:p>0.4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865">
                <text:p>0.3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726">
                <text:p>0.3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592">
                <text:p>0.3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463">
                <text:p>0.3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339">
                <text:p>0.3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219">
                <text:p>0.3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103">
                <text:p>0.3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991">
                <text:p>0.2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884">
                <text:p>0.2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584">
                <text:p>0.2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491">
                <text:p>0.2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402">
                <text:p>0.2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315">
                <text:p>0.2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232">
                <text:p>0.2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152">
                <text:p>0.2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928">
                <text:p>0.1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858">
                <text:p>0.1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791">
                <text:p>0.1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665">
                <text:p>0.1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605">
                <text:p>0.1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47">
                <text:p>0.15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91">
                <text:p>0.14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197">
                <text:p>0.11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642">
                <text:p>0.06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59">
                <text:p>0.0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